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Estudo de Caso<text:s/></text:span><text:span text:style-name="T2">–</text:span><text:span text:style-name="T3"><text:s/>Site Arcofesta</text:span><text:span text:style-name="T4"/></text:p>
      <text:p text:style-name="P2"><text:span text:style-name="T4">A arcofesta serviços, deseja automatizar o processo de prestação de serviços e otimizar o tempo de atendimento prestado.Para isso será desenvolvido um sistema que facilita o acesso dos profissionais prestadores de serviços com os clientes solicitantes.</text:span></text:p>
      <text:p text:style-name="P2"><text:span text:style-name="T4">Quando um cliente entra em nosso site ele pode fazer oseu cadastro na area do cliente onde precisará preencher o formulário com: Cpf, nome, telefone, email, nascimento e senha. Depois do cadastro realizado ele poderá vizualisar os colaboradores cadastrados e selecionar os serviços que deseja de acordo com a quantidade de colaboradores cadastrados.</text:span></text:p>
      <text:p text:style-name="P2"><text:span text:style-name="T4">Os serviços prestados inicialmente pela arcofesta é de garçom, copeira e fritadeira e serão cadastrados pelo colaborador na area do colaborador.</text:span></text:p>
      <text:p text:style-name="P2"><text:span text:style-name="T4">Area do colaborador: Ele poderá se cadastrar e ficará disponivel para ser selecionado por algum cliente contratante. Esse cadastrado se fará pela área do colaborador na opção de cadastre-se onde deverá preencher um formulário com: Nome, Telefone, cpf, pix, função desejada, experiencia, endereço, email e senha.</text:span></text:p>
      <text:p text:style-name="P2"><text:span text:style-name="T4">Após o cliente selecionar os serviços desejados na sua area e finalizar o contrato e envia-lo o colaborador poderá verificar seus agendamentos pela area do colaborador no campo de agenda.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